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" svg:font-family="Symbol"/>
    <style:font-face style:name="Typograph" svg:font-family="Typograph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7"/>
    <style:style style:name="P2" style:family="paragraph" style:parent-style-name="Text_20_body">
      <style:paragraph-properties fo:margin-left="0in" fo:margin-right="0.5in" fo:margin-top="0in" fo:margin-bottom="0in" loext:contextual-spacing="false" fo:text-align="end" style:justify-single-word="false" fo:text-indent="0in" style:auto-text-indent="false" style:writing-mode="rl-tb"/>
    </style:style>
    <style:style style:name="P3" style:family="paragraph" style:parent-style-name="Text_20_body">
      <style:paragraph-properties fo:margin-left="0in" fo:margin-right="0.75in" fo:text-align="end" style:justify-single-word="false" fo:text-indent="0in" style:auto-text-indent="false" style:writing-mode="rl-tb"/>
    </style:style>
    <style:style style:name="P4" style:family="paragraph" style:parent-style-name="Text_20_body">
      <style:paragraph-properties fo:margin-left="0in" fo:margin-right="0.75in" fo:text-align="end" style:justify-single-word="false" fo:text-indent="0in" style:auto-text-indent="false" style:writing-mode="rl-tb"/>
      <style:text-properties officeooo:paragraph-rsid="00046197"/>
    </style:style>
    <style:style style:name="P5" style:family="paragraph" style:parent-style-name="Text_20_body">
      <style:paragraph-properties fo:margin-left="0in" fo:margin-right="0.75in" fo:text-align="end" style:justify-single-word="false" fo:text-indent="0in" style:auto-text-indent="false" style:writing-mode="rl-tb"/>
      <style:text-properties officeooo:rsid="00046197" officeooo:paragraph-rsid="00046197"/>
    </style:style>
    <style:style style:name="P6" style:family="paragraph" style:parent-style-name="Text_20_body">
      <style:paragraph-properties fo:margin-left="0in" fo:margin-right="0.75in" fo:margin-top="0in" fo:margin-bottom="0in" loext:contextual-spacing="false" fo:text-align="end" style:justify-single-word="false" fo:text-indent="0in" style:auto-text-indent="false" style:writing-mode="rl-tb"/>
      <style:text-properties officeooo:rsid="00046197" officeooo:paragraph-rsid="00046197"/>
    </style:style>
    <style:style style:name="P7" style:family="paragraph" style:parent-style-name="Text_20_body">
      <style:paragraph-properties fo:margin-left="0in" fo:margin-right="1.75in" fo:margin-top="0in" fo:margin-bottom="0in" loext:contextual-spacing="false" fo:text-align="end" style:justify-single-word="false" fo:text-indent="0in" style:auto-text-indent="false" style:writing-mode="rl-tb"/>
    </style:style>
    <style:style style:name="P8" style:family="paragraph" style:parent-style-name="Text_20_body">
      <style:paragraph-properties fo:margin-left="0in" fo:margin-right="1.75in" fo:margin-top="0in" fo:margin-bottom="0in" loext:contextual-spacing="false" fo:text-align="end" style:justify-single-word="false" fo:text-indent="0in" style:auto-text-indent="false" style:writing-mode="rl-tb"/>
      <style:text-properties officeooo:paragraph-rsid="00046197"/>
    </style:style>
    <style:style style:name="P9" style:family="paragraph" style:parent-style-name="Text_20_body">
      <style:paragraph-properties fo:margin-left="0in" fo:margin-right="1.75in" fo:margin-top="0in" fo:margin-bottom="0in" loext:contextual-spacing="false" fo:text-align="end" style:justify-single-word="false" fo:text-indent="0in" style:auto-text-indent="false" style:writing-mode="rl-tb"/>
      <style:text-properties officeooo:rsid="00046197" officeooo:paragraph-rsid="00046197"/>
    </style:style>
    <style:style style:name="P10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fo:color="#002060"/>
    </style:style>
    <style:style style:name="P11" style:family="paragraph" style:parent-style-name="Text_20_body">
      <style:paragraph-properties fo:margin-left="0in" fo:margin-right="0in" fo:text-align="end" style:justify-single-word="false" fo:text-indent="0in" style:auto-text-indent="false" style:writing-mode="rl-tb"/>
      <style:text-properties fo:color="#1f4e79"/>
    </style:style>
    <style:style style:name="P12" style:family="paragraph" style:parent-style-name="Text_20_body" style:list-style-name="L5">
      <style:paragraph-properties fo:margin-left="0in" fo:margin-right="0in" fo:margin-top="0in" fo:margin-bottom="0.0972in" loext:contextual-spacing="false" fo:text-align="end" style:justify-single-word="false" fo:text-indent="0in" style:auto-text-indent="false" style:writing-mode="rl-tb"/>
      <style:text-properties fo:color="#1f4e79"/>
    </style:style>
    <style:style style:name="P13" style:family="paragraph" style:parent-style-name="Text_20_body" style:list-style-name="L6">
      <style:paragraph-properties fo:margin-left="0in" fo:margin-right="0in" fo:margin-top="0in" fo:margin-bottom="0.0972in" loext:contextual-spacing="false" fo:text-align="end" style:justify-single-word="false" fo:text-indent="0in" style:auto-text-indent="false" style:writing-mode="rl-tb"/>
      <style:text-properties fo:color="#1f4e79"/>
    </style:style>
    <style:style style:name="T1" style:family="text">
      <style:text-properties style:font-name-complex="Typograph" style:font-size-complex="12pt" style:language-complex="he" style:country-complex="IL"/>
    </style:style>
    <style:style style:name="T2" style:family="text">
      <style:text-properties fo:font-size="12pt"/>
    </style:style>
    <style:style style:name="T3" style:family="text">
      <style:text-properties style:font-name="Typograph" fo:font-size="12pt" fo:language="he" fo:country="IL"/>
    </style:style>
    <style:style style:name="T4" style:family="text">
      <style:text-properties style:font-name="Typograph" fo:font-size="12pt" fo:language="he" fo:country="IL" style:font-name-complex="Typograph" style:font-size-complex="12pt" style:language-complex="he" style:country-complex="IL"/>
    </style:style>
    <style:style style:name="T5" style:family="text">
      <style:text-properties fo:color="#002060"/>
    </style:style>
    <style:style style:name="T6" style:family="text">
      <style:text-properties fo:color="#002060" style:font-name-complex="Typograph" style:font-size-complex="12pt" style:language-complex="he" style:country-complex="IL"/>
    </style:style>
    <style:style style:name="T7" style:family="text">
      <style:text-properties fo:color="#002060" fo:font-size="12pt"/>
    </style:style>
    <style:style style:name="T8" style:family="text">
      <style:text-properties fo:color="#002060" style:font-name="Typograph" fo:font-size="12pt" fo:language="he" fo:country="IL"/>
    </style:style>
    <style:style style:name="T9" style:family="text">
      <style:text-properties fo:color="#002060" style:font-name="Symbol" fo:font-size="12pt"/>
    </style:style>
    <style:style style:name="T10" style:family="text">
      <style:text-properties fo:font-variant="normal" fo:text-transform="none" fo:color="#002060" style:font-name="Symbol" fo:font-size="12pt"/>
    </style:style>
    <style:style style:name="T11" style:family="text">
      <style:text-properties fo:font-variant="normal" fo:text-transform="none" fo:color="#1f4e79" fo:font-size="12pt"/>
    </style:style>
    <style:style style:name="T12" style:family="text">
      <style:text-properties fo:color="#1f4e79"/>
    </style:style>
    <style:style style:name="T13" style:family="text">
      <style:text-properties fo:color="#1f4e79" fo:font-size="12pt"/>
    </style:style>
    <style:style style:name="T14" style:family="text">
      <style:text-properties fo:color="#1f4e79" fo:font-size="12pt" officeooo:rsid="00046197"/>
    </style:style>
    <style:style style:name="T15" style:family="text">
      <style:text-properties fo:color="#1f4e79" style:font-name-complex="Typograph" style:font-size-complex="12pt" style:language-complex="he" style:country-complex="IL"/>
    </style:style>
    <style:style style:name="T16" style:family="text">
      <style:text-properties fo:color="#1f4e79" style:font-name="Typograph" fo:font-size="12pt" fo:language="he" fo:country="IL"/>
    </style:style>
    <style:style style:name="T17" style:family="text">
      <style:text-properties fo:color="#1f4e79" style:font-name="Typograph" fo:font-size="12pt" fo:language="he" fo:country="IL" officeooo:rsid="00046197"/>
    </style:style>
    <style:style style:name="T18" style:family="text">
      <style:text-properties officeooo:rsid="0005f056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ליצור תהליך ב</text:span><text:span text:style-name="T3">Jenkins </text:span><text:span text:style-name="T4">מבוסס </text:span><text:span text:style-name="T3">Jenkins declarative pipeline, </text:span><text:span text:style-name="T4">אשר בונה בשרת אחד אפליקציה מבוססת </text:span><text:span text:style-name="T3">Python </text:span><text:span text:style-name="T4">או כל שפה אחרת</text:span><text:span text:style-name="T3">,</text:span></text:p>
      <text:p text:style-name="P2"><text:span text:style-name="T6">אך עטופה עם </text:span><text:span text:style-name="T7">Docker</text:span><text:span text:style-name="T5"> </text:span><text:span text:style-name="T6">ומריץ אותה לאחר הבניה בשרת השני</text:span><text:span text:style-name="T8">, </text:span><text:span text:style-name="T6">בתצורה של </text:span><text:span text:style-name="T7">POD</text:span><text:span text:style-name="T5"> </text:span><text:span text:style-name="T8">(</text:span><text:span text:style-name="T7">k8s</text:span><text:span text:style-name="T8">) </text:span><text:span text:style-name="T6">וחושף אותה כלפי חוץ בפורט </text:span><text:span text:style-name="T8">443.</text:span></text:p>
      <text:p text:style-name="P3"><text:span text:style-name="T9">·</text:span><text:span text:style-name="T10"> </text:span><text:span text:style-name="T6">נא לעלות את הפתרון ל</text:span><text:span text:style-name="T7">GITHUB</text:span><text:span text:style-name="T8">.</text:span></text:p>
      <text:p text:style-name="P3"><text:span text:style-name="T9">·</text:span><text:span text:style-name="T6">הפתרון חייב לרוץ תקין</text:span><text:span text:style-name="T8">.</text:span></text:p>
      <text:p text:style-name="P3"><text:span text:style-name="T9">·</text:span><text:span text:style-name="T10"> </text:span><text:span text:style-name="T6">אשמח אם זה אפשרי לעדכון עד </text:span><text:span text:style-name="T8">05.07.22 </text:span><text:span text:style-name="T6">בערב</text:span><text:span text:style-name="T8">.</text:span></text:p>
      <text:list xml:id="list3716158818" text:style-name="L5">
        <text:list-item>
          <text:p text:style-name="P12"><text:span text:style-name="T1">עפ״י השרטוט מטה</text:span><text:span text:style-name="T3">:</text:span></text:p>
        </text:list-item>
      </text:list>
      <text:p text:style-name="P3"><text:span text:style-name="T13">A.</text:span><text:span text:style-name="T15">מכונת </text:span><text:span text:style-name="T13">TEST EC2</text:span><text:span text:style-name="T12"> </text:span><text:span text:style-name="T15">לא מצליחה לקבל </text:span><text:span text:style-name="T13">resolve dns</text:span><text:span text:style-name="T12"> </text:span><text:span text:style-name="T15">של כתובות אינטרנטיות</text:span><text:span text:style-name="T16">, </text:span><text:span text:style-name="T15">מה הן נקודות הכשל אותן היית בוחן</text:span><text:span text:style-name="T16">?</text:span></text:p>
      <text:p text:style-name="P5"><text:span text:style-name="T16">1. הגדרות FW</text:span></text:p>
      <text:p text:style-name="P4"><text:span text:style-name="T17">2. הגדרת default gateway</text:span></text:p>
      <text:p text:style-name="P4"><text:span text:style-name="T17"/></text:p>
      <text:p text:style-name="P3"><text:span text:style-name="T13">B.</text:span><text:span text:style-name="T11"> </text:span><text:span text:style-name="T15">מכונת ה </text:span><text:span text:style-name="T13">TEST EC2</text:span><text:span text:style-name="T12"> </text:span><text:span text:style-name="T15">מקבלת תרגום כתובות </text:span><text:span text:style-name="T13">dns</text:span><text:span text:style-name="T12"> </text:span><text:span text:style-name="T15">אך נכשלת בתקשורת לאינטרנט </text:span><text:span text:style-name="T16">, </text:span><text:span text:style-name="T15">מה עלול להיות מקור התקלה</text:span><text:span text:style-name="T16">?</text:span></text:p>
      <text:p text:style-name="P5"><text:span text:style-name="T16">1. הגדרות FW</text:span></text:p>
      <text:p text:style-name="P5"><text:span text:style-name="T16">2. הגדרות AL</text:span></text:p>
      <text:p text:style-name="P4"><text:span text:style-name="T13">C.</text:span><text:span text:style-name="T11"> </text:span><text:span text:style-name="T15">על מכונת </text:span><text:span text:style-name="T13">TEST EC2</text:span><text:span text:style-name="T12"> </text:span><text:span text:style-name="T15">מותקן </text:span><text:span text:style-name="T13">docker engine</text:span><text:span text:style-name="T12"> </text:span><text:span text:style-name="T16">, </text:span><text:span text:style-name="T15">ה </text:span><text:span text:style-name="T13">repo</text:span><text:span text:style-name="T12"> </text:span><text:span text:style-name="T15">שלו נמצא ב </text:span><text:span text:style-name="T13">vpc alm</text:span><text:span text:style-name="T12"> </text:span><text:span text:style-name="T15">במכונת ה </text:span><text:span text:style-name="T13">nexus repo</text:span><text:span text:style-name="T12"> </text:span><text:span text:style-name="T16">, </text:span><text:span text:style-name="T15">מה היית בודק בינתן השגיאות הבאות</text:span><text:span text:style-name="T16">:</text:span></text:p>
      <text:p text:style-name="P4"><text:span text:style-name="T15">שגיאה </text:span><text:span text:style-name="T16">1 : </text:span><text:span text:style-name="T13">pull access denied</text:span></text:p>
      <text:p text:style-name="P5"><text:span text:style-name="T13">הרשאות של מכונת EC2 בדוקר</text:span></text:p>
      <text:p text:style-name="P7"><text:span text:style-name="T15">שגיאה </text:span><text:span text:style-name="T16">2 : </text:span><text:span text:style-name="T13">container pull time out</text:span></text:p>
      <text:p text:style-name="P6"><text:span text:style-name="T13">גישה למכונת nexus repo, AL או FW</text:span></text:p>
      <text:p text:style-name="P7"><text:span text:style-name="T15"/></text:p>
      <text:p text:style-name="P7"><text:span text:style-name="T15">שגיאה </text:span><text:span text:style-name="T16">3 : </text:span><text:span text:style-name="T13">docker daemon is not running</text:span></text:p>
      <text:p text:style-name="P8"><text:span text:style-name="T14">שהדוקר בכלל עובד במכונה - </text:span><text:span text:style-name="Source_20_Text"><text:span text:style-name="T13">systemctl status docker</text:span></text:span></text:p>
      <text:p text:style-name="P9"><text:span text:style-name="T13"/></text:p>
      <text:p text:style-name="P3"><text:span text:style-name="T13">D.</text:span><text:span text:style-name="T11"> </text:span><text:span text:style-name="T15">החצנת שירות אל מול האינטרנט שמבוסס על רשומת </text:span><text:span text:style-name="T13">dns</text:span><text:span text:style-name="T12"> </text:span><text:span text:style-name="T15">והפניה למכונה </text:span><text:span text:style-name="T13">test ec2</text:span><text:span text:style-name="T12"> </text:span><text:span text:style-name="T16">, </text:span><text:span text:style-name="T15">בגישה מבחוץ מקבלים את הכתובת הציבורית של המכונה אך לא מצליחים לגלוש לשירות ב </text:span><text:span text:style-name="T13">https</text:span><text:span text:style-name="T12"> </text:span><text:span text:style-name="T16">, </text:span><text:span text:style-name="T15">מה היית בודק ב </text:span><text:span text:style-name="T13">flow</text:span><text:span text:style-name="T12"> </text:span><text:span text:style-name="T16">?</text:span></text:p>
      <text:p text:style-name="P3"><text:span text:style-name="T16">BasicQueue</text:span></text:p>
      <text:p text:style-name="P3"><text:soft-page-break/><text:span text:style-name="T13">E.</text:span><text:span text:style-name="T11"> </text:span><text:span text:style-name="T15">בניסיון ביצוע </text:span><text:span text:style-name="T13">telnet</text:span><text:span text:style-name="T12"> </text:span><text:span text:style-name="T15">מהמכונה </text:span><text:span text:style-name="T13">test ec2</text:span><text:span text:style-name="T12"> </text:span><text:span text:style-name="T15">מתקבלת שגיאה שתוכנה זו חסרה </text:span><text:span text:style-name="T16">, </text:span><text:span text:style-name="T15">איך תתקין אותה על </text:span><text:span text:style-name="T13">amazon linux 2</text:span><text:span text:style-name="T12"> </text:span><text:span text:style-name="T16">? </text:span><text:span text:style-name="T15">מה יכול להיות גורם לכשל ההתקנה שלו מה </text:span><text:span text:style-name="T13">repo</text:span><text:span text:style-name="T12"> </text:span><text:span text:style-name="T15">ובאיזו פקודה היית פותר את זה</text:span><text:span text:style-name="T16">?</text:span></text:p>
      <text:p text:style-name="P11"><text:span text:style-name="Source_20_Text"><text:span text:style-name="Strong_20_Emphasis">Install telnet daemon in the instance:</text:span></text:span><text:span text:style-name="Source_20_Text"> Install telnet-server using sudo yum install telnet-server .</text:span></text:p>
      <text:list xml:id="list620006877" text:style-name="L7">
        <text:list-item>
          <text:p text:style-name="P1"><text:span text:style-name="Strong_20_Emphasis">Enable the telnet daemon service:</text:span> - By default the service is disabled in <text:span text:style-name="Source_20_Text">/etc/xinetd.d/telnet</text:span>, The <text:span text:style-name="Source_20_Text">disable</text:span> flag needs to be set to <text:span text:style-name="Source_20_Text">no</text:span>.</text:p>
          <text:p text:style-name="P1"><text:span text:style-name="Source_20_Text">service telnet { flags = REUSE socket_type = stream wait = no user = root server = /usr/sbin/in.telnetd log_on_failure += USERID disable = yes }</text:span></text:p>
          <text:p text:style-name="P1">Post change it should look like below <text:span text:style-name="Source_20_Text">service telnet { flags = REUSE socket_type = stream wait = no user = root server = /usr/sbin/in.telnetd log_on_failure += USERID disable = no }</text:span></text:p>
          <text:p text:style-name="P1">Verify the configuration in case of any edit related errors. <text:span text:style-name="Source_20_Text">sudo chkconfig xinetd on</text:span></text:p>
        </text:list-item>
        <text:list-item>
          <text:p text:style-name="P1"><text:span text:style-name="Strong_20_Emphasis">Bring up the telnet service:</text:span></text:p>
          <text:p text:style-name="P1">Bring up the telnet daemon as root using <text:span text:style-name="Source_20_Text">sudo service xinetd restart</text:span> command</text:p>
        </text:list-item>
        <text:list-item>
          <text:p text:style-name="P1"><text:span text:style-name="Strong_20_Emphasis">Enable inbound telnet default port (23) on AWS Console:</text:span> In AWS Console <text:span text:style-name="Source_20_Text">EC2/Security Groups/&lt;Your Security Group&gt;/Inbound</text:span>, set a rule </text:p>
          <text:p text:style-name="P1"><text:span text:style-name="Source_20_Text">Type:Custom-TCP Rule</text:span></text:p>
          <text:p text:style-name="P1"><text:span text:style-name="Source_20_Text">Protocol: TCP Range</text:span></text:p>
          <text:p text:style-name="P1"><text:span text:style-name="Source_20_Text">Port Range: 23</text:span></text:p>
          <text:p text:style-name="P1"><text:span text:style-name="Source_20_Text">Source: &lt;As per your business requirement&gt;</text:span> </text:p>
        </text:list-item>
        <text:list-item>
          <text:p text:style-name="P1"><text:span text:style-name="Strong_20_Emphasis">Test the telnet connection:</text:span> Test the telnet connection from any client enabled in the firewall.</text:p>
          <text:p text:style-name="P1"><text:span text:style-name="Source_20_Text">&gt;telnet ec2-XX-XX-XXX-XXX.region.compute.amazonaws.com. Connected to ec2-XX-XX-XXX-XXX.region.compute.amazonaws.com. Escape character is '^]'. Password:</text:span> </text:p>
        </text:list-item>
      </text:list>
      <text:p text:style-name="P11"><text:span text:style-name="Source_20_Text"/></text:p>
      <text:list xml:id="list4074754797" text:style-name="L6">
        <text:list-item>
          <text:p text:style-name="P13"><text:span text:style-name="T2">Terraform section</text:span> <text:span text:style-name="T3">:</text:span></text:p>
        </text:list-item>
      </text:list>
      <text:p text:style-name="P3"><text:span text:style-name="T13">A.</text:span><text:span text:style-name="T11"> </text:span><text:span text:style-name="T15">כתוב </text:span><text:span text:style-name="T13">tf file</text:span><text:span text:style-name="T12"> </text:span><text:span text:style-name="T15">שיקים מכונה זהה ל </text:span><text:span text:style-name="T13">test ec2</text:span><text:span text:style-name="T12"> </text:span><text:span text:style-name="T15">מבוססת לינוקס </text:span><text:span text:style-name="T16">, </text:span><text:span text:style-name="T15">על המכונה להריץ </text:span><text:span text:style-name="T13">apache</text:span><text:span text:style-name="T12"> </text:span><text:span text:style-name="T15">בפורט </text:span><text:span text:style-name="T16">80 </text:span><text:span text:style-name="T15">פרוטוקול </text:span><text:span text:style-name="T13">http</text:span><text:span text:style-name="T12"> </text:span><text:span text:style-name="T16">, </text:span><text:span text:style-name="T15">להכיל כתובת ציברית קבועה </text:span><text:span text:style-name="T13">eip</text:span><text:span text:style-name="T12"> </text:span><text:span text:style-name="T16">, </text:span><text:span text:style-name="T15">בנוסף </text:span><text:span text:style-name="T13">sg</text:span><text:span text:style-name="T12"> </text:span><text:span text:style-name="T15">שיאפשר רק לכתובת של לאומי פרוקסי לגלוש אליו </text:span><text:span text:style-name="T16">(91.231.246.50).</text:span></text:p>
      <text:p text:style-name="P3"><text:span text:style-name="T13">B.</text:span><text:span text:style-name="T11"> </text:span><text:span text:style-name="T15">תנגיש את המכונה מסעיף </text:span><text:span text:style-name="T16">1 </text:span><text:span text:style-name="T15">ע״י </text:span><text:span text:style-name="T13">nlb</text:span><text:span text:style-name="T12"> </text:span><text:span text:style-name="T1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" svg:font-family="Symbol"/>
    <style:font-face style:name="Typograph" svg:font-family="Typograph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11:41:31.186149051</meta:creation-date>
    <dc:date>2022-08-29T13:51:20.007325205</dc:date>
    <meta:editing-duration>PT1H28M56S</meta:editing-duration>
    <meta:editing-cycles>1</meta:editing-cycles>
    <meta:document-statistic meta:table-count="0" meta:image-count="0" meta:object-count="0" meta:page-count="2" meta:paragraph-count="39" meta:word-count="493" meta:character-count="2779" meta:non-whitespace-character-count="2328"/>
    <meta:generator>LibreOffice/6.4.7.2$Linux_X86_64 LibreOffice_project/40$Build-2</meta:generator>
  </office:meta>
</office:document-meta>
</file>